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family="paragraph">
      <style:text-properties fo:language="en" fo:country="US"/>
    </style:style>
    <style:style style:name="P4" style:parent-style-name="NormalWeb" style:family="paragraph">
      <style:paragraph-properties fo:margin-top="0.2in" fo:margin-bottom="0.2in" fo:background-color="#FFFFFF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7" style:parent-style-name="HTMLCode" style:family="text">
      <style:text-properties style:font-name="Consolas" fo:color="#DC143C" fo:font-size="12pt" style:font-size-asian="12pt" style:font-size-complex="12pt"/>
    </style:style>
    <style:style style:name="T8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9" style:parent-style-name="NormalWeb" style:family="paragraph">
      <style:paragraph-properties fo:margin-top="0.2in" fo:margin-bottom="0.2in" fo:background-color="#FFFFFF"/>
      <style:text-properties style:font-name="Verdana" fo:color="#000000" fo:font-size="11.5pt" style:font-size-asian="11.5pt" style:font-size-complex="11.5pt"/>
    </style:style>
    <style:style style:name="P10" style:parent-style-name="NormalWeb" style:family="paragraph">
      <style:paragraph-properties fo:margin-top="0.2in" fo:margin-bottom="0.2in" fo:background-color="#FFFFFF"/>
    </style:style>
    <style:style style:name="T11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12" style:parent-style-name="HTMLCode" style:family="text">
      <style:text-properties style:font-name="Consolas" fo:color="#DC143C" fo:font-size="12pt" style:font-size-asian="12pt" style:font-size-complex="12pt"/>
    </style:style>
    <style:style style:name="T13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14" style:parent-style-name="NormalWeb" style:family="paragraph">
      <style:paragraph-properties fo:margin-top="0.2in" fo:margin-bottom="0.2in" fo:background-color="#FFFFFF"/>
    </style:style>
    <style:style style:name="T15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16" style:parent-style-name="HTMLCode" style:family="text">
      <style:text-properties style:font-name="Consolas" fo:color="#DC143C" fo:font-size="12pt" style:font-size-asian="12pt" style:font-size-complex="12pt"/>
    </style:style>
    <style:style style:name="T17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18" style:parent-style-name="HTMLCode" style:family="text">
      <style:text-properties style:font-name="Consolas" fo:color="#DC143C" fo:font-size="12pt" style:font-size-asian="12pt" style:font-size-complex="12pt"/>
    </style:style>
    <style:style style:name="T19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20" style:parent-style-name="NormalWeb" style:family="paragraph">
      <style:paragraph-properties fo:margin-top="0.2in" fo:margin-bottom="0.2in" fo:background-color="#FFFFFF"/>
    </style:style>
    <style:style style:name="T21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22" style:parent-style-name="HTMLCode" style:family="text">
      <style:text-properties style:font-name="Consolas" fo:color="#DC143C" fo:font-size="12pt" style:font-size-asian="12pt" style:font-size-complex="12pt"/>
    </style:style>
    <style:style style:name="T23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24" style:parent-style-name="NormalWeb" style:family="paragraph">
      <style:paragraph-properties fo:margin-top="0.2in" fo:margin-bottom="0.2in" fo:background-color="#FFFFFF"/>
    </style:style>
    <style:style style:name="T25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26" style:parent-style-name="HTMLCode" style:family="text">
      <style:text-properties style:font-name="Consolas" fo:color="#DC143C" fo:font-size="12pt" style:font-size-asian="12pt" style:font-size-complex="12pt"/>
    </style:style>
    <style:style style:name="T27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28" style:parent-style-name="NormalWeb" style:family="paragraph">
      <style:paragraph-properties fo:margin-top="0.2in" fo:margin-bottom="0.2in" fo:background-color="#FFFFFF"/>
    </style:style>
    <style:style style:name="T29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30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31" style:parent-style-name="NormalWeb" style:family="paragraph">
      <style:paragraph-properties fo:margin-top="0.2in" fo:margin-bottom="0.2in" fo:background-color="#FFFFFF"/>
      <style:text-properties style:font-name="Verdana" fo:color="#000000" fo:font-size="11.5pt" style:font-size-asian="11.5pt" style:font-size-complex="11.5pt"/>
    </style:style>
    <style:style style:name="P32" style:parent-style-name="NormalWeb" style:family="paragraph">
      <style:paragraph-properties fo:margin-top="0.2in" fo:margin-bottom="0.2in" fo:background-color="#FFFFFF"/>
      <style:text-properties style:font-name="Verdana" fo:color="#000000" fo:font-size="11.5pt" style:font-size-asian="11.5pt" style:font-size-complex="11.5pt"/>
    </style:style>
    <style:style style:name="P33" style:parent-style-name="NormalWeb" style:family="paragraph">
      <style:paragraph-properties fo:margin-top="0.2in" fo:margin-bottom="0.2in" fo:background-color="#FFFFFF"/>
      <style:text-properties style:font-name="Verdana" fo:color="#000000" fo:font-size="11.5pt" style:font-size-asian="11.5pt" style:font-size-complex="11.5pt"/>
    </style:style>
    <style:style style:name="P34" style:parent-style-name="NormalWeb" style:family="paragraph">
      <style:paragraph-properties fo:margin-top="0.2in" fo:margin-bottom="0.2in" fo:background-color="#FFFFFF"/>
    </style:style>
    <style:style style:name="T35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36" style:parent-style-name="DefaultParagraphFont" style:family="text">
      <style:text-properties style:font-name="Segoe UI" style:font-name-complex="Segoe UI" fo:color="#374151" fo:background-color="#F7F7F8"/>
    </style:style>
    <style:style style:name="T37" style:parent-style-name="DefaultParagraphFont" style:family="text">
      <style:text-properties style:font-name="Segoe UI" style:font-name-complex="Segoe UI" fo:color="#374151" fo:background-color="#F7F7F8"/>
    </style:style>
    <style:style style:name="T38" style:parent-style-name="HTMLCode" style:family="text">
      <style:text-properties style:font-name="Ubuntu Mono" fo:font-weight="bold" style:font-weight-asian="bold" style:font-weight-complex="bold" fo:font-size="10.5pt" style:font-size-asian="10.5pt" style:font-size-complex="10.5pt" fo:background-color="#F7F7F8"/>
    </style:style>
    <style:style style:name="T39" style:parent-style-name="DefaultParagraphFont" style:family="text">
      <style:text-properties style:font-name="Segoe UI" style:font-name-complex="Segoe UI" fo:color="#374151" fo:background-color="#F7F7F8"/>
    </style:style>
    <style:style style:name="P40" style:parent-style-name="NormalWeb" style:family="paragraph">
      <style:paragraph-properties fo:margin-top="0.2in" fo:margin-bottom="0.2in" fo:background-color="#FFFFFF"/>
    </style:style>
    <style:style style:name="T41" style:parent-style-name="DefaultParagraphFont" style:family="text">
      <style:text-properties style:font-name="Segoe UI" style:font-name-complex="Segoe UI" fo:color="#374151" fo:background-color="#F7F7F8"/>
    </style:style>
    <style:style style:name="T42" style:parent-style-name="DefaultParagraphFont" style:family="text">
      <style:text-properties style:font-name="Segoe UI" style:font-name-complex="Segoe UI" fo:color="#374151" fo:background-color="#F7F7F8"/>
    </style:style>
    <style:style style:name="P43" style:parent-style-name="NormalWeb" style:family="paragraph">
      <style:paragraph-properties fo:margin-top="0.2in" fo:margin-bottom="0.2in" fo:background-color="#FFFFFF"/>
      <style:text-properties style:font-name="Segoe UI" style:font-name-complex="Segoe UI" fo:color="#374151" fo:background-color="#F7F7F8"/>
    </style:style>
    <style:style style:name="P44" style:parent-style-name="NormalWeb" style:family="paragraph">
      <style:paragraph-properties fo:margin-top="0.2in" fo:margin-bottom="0.2in" fo:background-color="#FFFFFF"/>
    </style:style>
    <style:style style:name="T45" style:parent-style-name="DefaultParagraphFont" style:family="text">
      <style:text-properties style:font-name="Segoe UI" style:font-name-complex="Segoe UI" fo:color="#374151" fo:background-color="#F7F7F8"/>
    </style:style>
    <style:style style:name="T46" style:parent-style-name="HTMLCode" style:family="text">
      <style:text-properties style:font-name="Ubuntu Mono" fo:font-weight="bold" style:font-weight-asian="bold" style:font-weight-complex="bold" fo:font-size="10.5pt" style:font-size-asian="10.5pt" style:font-size-complex="10.5pt" fo:background-color="#F7F7F8"/>
    </style:style>
    <style:style style:name="T47" style:parent-style-name="DefaultParagraphFont" style:family="text">
      <style:text-properties style:font-name="Segoe UI" style:font-name-complex="Segoe UI" fo:color="#374151" fo:background-color="#F7F7F8"/>
    </style:style>
    <style:style style:name="T48" style:parent-style-name="HTMLCode" style:family="text">
      <style:text-properties style:font-name="Ubuntu Mono" fo:font-weight="bold" style:font-weight-asian="bold" style:font-weight-complex="bold" fo:font-size="10.5pt" style:font-size-asian="10.5pt" style:font-size-complex="10.5pt" fo:background-color="#F7F7F8"/>
    </style:style>
    <style:style style:name="T49" style:parent-style-name="DefaultParagraphFont" style:family="text">
      <style:text-properties style:font-name="Segoe UI" style:font-name-complex="Segoe UI" fo:color="#374151" fo:background-color="#F7F7F8"/>
    </style:style>
    <style:style style:name="T50" style:parent-style-name="HTMLCode" style:family="text">
      <style:text-properties style:font-name="Ubuntu Mono" fo:font-weight="bold" style:font-weight-asian="bold" style:font-weight-complex="bold" fo:font-size="10.5pt" style:font-size-asian="10.5pt" style:font-size-complex="10.5pt" fo:background-color="#F7F7F8"/>
    </style:style>
    <style:style style:name="T51" style:parent-style-name="DefaultParagraphFont" style:family="text">
      <style:text-properties style:font-name="Segoe UI" style:font-name-complex="Segoe UI" fo:color="#374151" fo:background-color="#F7F7F8"/>
    </style:style>
    <style:style style:name="P52" style:parent-style-name="NormalWeb" style:family="paragraph">
      <style:paragraph-properties fo:margin-top="0.2in" fo:margin-bottom="0.2in" fo:background-color="#FFFFFF"/>
    </style:style>
    <style:style style:name="T53" style:parent-style-name="DefaultParagraphFont" style:family="text">
      <style:text-properties style:font-name="Segoe UI" style:font-name-complex="Segoe UI" fo:color="#374151" fo:background-color="#F7F7F8"/>
    </style:style>
    <style:style style:name="T54" style:parent-style-name="DefaultParagraphFont" style:family="text">
      <style:text-properties style:font-name="Segoe UI" style:font-name-complex="Segoe UI" fo:color="#374151" fo:background-color="#F7F7F8"/>
    </style:style>
    <style:style style:name="P55" style:parent-style-name="NormalWeb" style:family="paragraph">
      <style:paragraph-properties fo:margin-top="0.2in" fo:margin-bottom="0.2in" fo:background-color="#FFFFFF"/>
    </style:style>
    <style:style style:name="T56" style:parent-style-name="DefaultParagraphFont" style:family="text">
      <style:text-properties style:font-name="Segoe UI" style:font-name-complex="Segoe UI" fo:color="#374151" fo:background-color="#F7F7F8"/>
    </style:style>
    <style:style style:name="T57" style:parent-style-name="DefaultParagraphFont" style:family="text">
      <style:text-properties style:font-name="Segoe UI" style:font-name-complex="Segoe UI" fo:color="#374151" fo:background-color="#F7F7F8"/>
    </style:style>
    <style:style style:name="P58" style:parent-style-name="ListParagraph" style:family="paragraph">
      <style:text-properties fo:language="en" fo:country="US"/>
    </style:style>
  </office:automatic-styles>
  <office:body>
    <office:text text:use-soft-page-breaks="true">
      <text:p text:style-name="P1"><text:s text:c="58"/>INTERVIEW QUESTIONS MONGODB</text:p>
      <text:list text:style-name="LFO1" text:continue-numbering="true">
        <text:list-item>
          <text:p text:style-name="P2">What is the difference between find() method in js and mongodb?</text:p>
        </text:list-item>
      </text:list>
      <text:p text:style-name="P3"/>
      <text:p text:style-name="P4"><text:span text:style-name="T5">Find method in js: <text:s text:c="2"/></text:span><text:span text:style-name="T6">The </text:span><text:span text:style-name="T7">find()</text:span><text:span text:style-name="T8"> method returns the value of the first element<text:s/></text:span></text:p>
      <text:p text:style-name="P9">that passes a test.</text:p>
      <text:p text:style-name="P10"><text:span text:style-name="T11">The </text:span><text:span text:style-name="T12">find()</text:span><text:span text:style-name="T13"> method executes a function for each array element.</text:span></text:p>
      <text:p text:style-name="P14"><text:span text:style-name="T15">The </text:span><text:span text:style-name="T16">find()</text:span><text:span text:style-name="T17"> method returns </text:span><text:span text:style-name="T18">undefined</text:span><text:span text:style-name="T19"> if no elements are found.</text:span></text:p>
      <text:p text:style-name="P20"><text:span text:style-name="T21">The </text:span><text:span text:style-name="T22">find()</text:span><text:span text:style-name="T23"> method does not execute the function for empty elements.</text:span></text:p>
      <text:p text:style-name="P24"><text:span text:style-name="T25">The </text:span><text:span text:style-name="T26">find()</text:span><text:span text:style-name="T27"> method does not change the original array.</text:span></text:p>
      <text:p text:style-name="P28"><text:span text:style-name="T29">Ex:</text:span><text:s/><text:span text:style-name="T30">const numbers = [1, 2, 3, 4, 5];</text:span></text:p>
      <text:p text:style-name="P31">const foundNumber = numbers.find((num) =&gt; num &gt; 3);</text:p>
      <text:p text:style-name="P32">console.log(foundNumber); // Output: 4<text:s/>value not found it give undefined as op</text:p>
      <text:p text:style-name="P33"/>
      <text:p text:style-name="P34"><text:span text:style-name="T35">in mongodb:</text:span><text:span text:style-name="T36"><text:s/></text:span><text:span text:style-name="T37">The result of the<text:s/></text:span><text:span text:style-name="T38">find()</text:span><text:span text:style-name="T39"><text:s/>method in Mongoose (when used with MongoDB) will be an array. The array will contain the documents that match the specified search condition.</text:span></text:p>
      <text:p text:style-name="P40"><text:span text:style-name="T41">Ex:</text:span><text:s/><text:span text:style-name="T42">const existuser = await registerdoc.find({ email: email })</text:span></text:p>
      <text:p text:style-name="P43">console.log(existuser);<text:s text:c="3"/>// it return the array with above condition passed</text:p>
      <text:p text:style-name="P44"><text:span text:style-name="T45">findOne():In Mongoose, the<text:s/></text:span><text:span text:style-name="T46">findOne()</text:span><text:span text:style-name="T47"><text:s/>method is used to find a single document that matches the specified query condition. The output of the<text:s/></text:span><text:span text:style-name="T48">findOne()</text:span><text:span text:style-name="T49"><text:s/>method will be the matching document, or<text:s/></text:span><text:span text:style-name="T50">null</text:span><text:span text:style-name="T51"><text:s/>if no document is found.</text:span></text:p>
      <text:p text:style-name="P52"><text:span text:style-name="T53">Ex:</text:span><text:s/><text:span text:style-name="T54">const existUser = await registerdoc.findOne({ email: email })</text:span></text:p>
      <text:p text:style-name="P55"><text:span text:style-name="T56">console.log(existUser);</text:span><text:span text:style-name="T57">//it return first passed condition object or null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irendra Kumar Sahu</meta:initial-creator>
    <dc:creator>Birendra Kumar Sahu</dc:creator>
    <meta:creation-date>2023-06-03T09:55:00Z</meta:creation-date>
    <dc:date>2023-06-03T09:55:00Z</dc:date>
    <meta:template xlink:href="Normal" xlink:type="simple"/>
    <meta:editing-cycles>2</meta:editing-cycles>
    <meta:editing-duration>PT0S</meta:editing-duration>
    <meta:user-defined meta:name="MSIP_Label_3351ac48-f2ec-47d6-b214-43b916e392ff_Enabled">true</meta:user-defined>
    <meta:user-defined meta:name="MSIP_Label_3351ac48-f2ec-47d6-b214-43b916e392ff_SetDate">2023-06-03T09:54:50Z</meta:user-defined>
    <meta:user-defined meta:name="MSIP_Label_3351ac48-f2ec-47d6-b214-43b916e392ff_Method">Standard</meta:user-defined>
    <meta:user-defined meta:name="MSIP_Label_3351ac48-f2ec-47d6-b214-43b916e392ff_Name">3351ac48-f2ec-47d6-b214-43b916e392ff</meta:user-defined>
    <meta:user-defined meta:name="MSIP_Label_3351ac48-f2ec-47d6-b214-43b916e392ff_SiteId">5af76741-f886-4d20-ad04-775dee0ce762</meta:user-defined>
    <meta:user-defined meta:name="MSIP_Label_3351ac48-f2ec-47d6-b214-43b916e392ff_ActionId">ff35c0c1-8071-437b-b32c-8034a19c1f7c</meta:user-defined>
    <meta:user-defined meta:name="MSIP_Label_3351ac48-f2ec-47d6-b214-43b916e392ff_ContentBits">0</meta:user-defined>
    <meta:document-statistic meta:page-count="1" meta:paragraph-count="2" meta:word-count="200" meta:character-count="1343" meta:row-count="9" meta:non-whitespace-character-count="1145"/>
  </office:meta>
</office:document-meta>
</file>